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3c5" officeooo:paragraph-rsid="001643c5"/>
    </style:style>
    <style:style style:name="P2" style:family="paragraph" style:parent-style-name="Standard">
      <style:text-properties officeooo:rsid="0016f25c" officeooo:paragraph-rsid="0016f2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all chef-server and chef-workstation packages</text:p>
      <text:p text:style-name="Standard"/>
      <text:p text:style-name="Standard">##Make the .chef directory in the users home directory</text:p>
      <text:p text:style-name="Standard">mkdir ~/.chef</text:p>
      <text:p text:style-name="Standard"/>
      <text:p text:style-name="Standard">##create user</text:p>
      <text:p text:style-name="Standard">sudo chef-server-ctl user-create ravikumar Ravi Kumar ravikumar@gratian.tech 'Kumar777#' --filename ~/.chef/ravikumar.pem</text:p>
      <text:p text:style-name="Standard"/>
      <text:p text:style-name="Standard"/>
      <text:p text:style-name="Standard">##create organization</text:p>
      <text:p text:style-name="Standard">sudo chef-server-ctl org-create gratian "Gratian Technologies" --association_user ravikumar --filename ~/.chef/gratian.pem</text:p>
      <text:p text:style-name="Standard"/>
      <text:p text:style-name="Standard">##</text:p>
      <text:p text:style-name="Standard">sudo chef-server-ctl install chef-manage</text:p>
      <text:p text:style-name="Standard">sudo chef-server-ctl reconfigure</text:p>
      <text:p text:style-name="Standard">sudo chef-manage-ctl reconfigure –accept-license</text:p>
      <text:p text:style-name="Standard"/>
      <text:p text:style-name="P1">knife ssl fetch</text:p>
      <text:p text:style-name="P1">knife ssl check</text:p>
      <text:p text:style-name="P1">knife client list</text:p>
      <text:p text:style-name="P2"/>
      <text:p text:style-name="P2">##bootstrap a node</text:p>
      <text:p text:style-name="P1">knife bootstrap 65.1.215.26 -U ec2-user -i ~/devops/chef-aws-node.pem <text:s/>-N chef-aws-node-amznlinux --sudo</text:p>
      <text:p text:style-name="P1"/>
      <text:p text:style-name="P1">knife cookbook list</text:p>
      <text:p text:style-name="P1">kinfe upload cookbook &lt;cookbookname&gt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23:12:00.580092314</meta:creation-date>
    <dc:date>2021-04-08T11:50:30.981557507</dc:date>
    <meta:editing-duration>PT7M59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18" meta:word-count="85" meta:character-count="739" meta:non-whitespace-character-count="675"/>
  </office:meta>
</office:document-meta>
</file>